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rvorgehoben" style:master-page-name="MP0" style:family="paragraph">
      <style:paragraph-properties fo:break-before="page" fo:text-align="center"/>
    </style:style>
    <style:style style:name="P8" style:parent-style-name="hervorgehoben" style:family="paragraph">
      <style:paragraph-properties fo:text-align="center"/>
      <style:text-properties style:use-window-font-color="true" fo:font-size="8pt" style:font-size-asian="8pt" style:font-size-complex="8pt"/>
    </style:style>
    <style:style style:name="P9" style:parent-style-name="hervorgehoben" style:family="paragraph">
      <style:paragraph-properties fo:text-align="center"/>
      <style:text-properties style:use-window-font-color="true" fo:font-size="8pt" style:font-size-asian="8pt" style:font-size-complex="8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break-before="page">
        <style:tab-stops>
          <style:tab-stop style:type="left" style:position="4.6513in"/>
        </style:tab-stops>
      </style:paragraph-properties>
    </style:style>
    <style:style style:name="P12" style:parent-style-name="hervorgehoben" style:family="paragraph">
      <style:paragraph-properties fo:text-align="center"/>
      <style:text-properties fo:language="de" fo:country="DE"/>
    </style:style>
    <style:style style:name="P13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4" style:parent-style-name="Absatz-Standardschriftart" style:family="text">
      <style:text-properties style:font-name="Aptos Display" fo:color="#0F4761" fo:font-size="16pt" style:font-size-asian="16pt" style:font-size-complex="16pt" style:language-asian="de" style:country-asian="CH"/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8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9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0" style:parent-style-name="Hyperlink" style:family="text">
      <style:text-properties fo:language="de" fo:country="DE"/>
    </style:style>
    <style:style style:name="P21" style:parent-style-name="Listenabsatz" style:list-style-name="LFO3" style:family="paragraph"/>
    <style:style style:name="P22" style:parent-style-name="Listenabsatz" style:list-style-name="LFO3" style:family="paragraph"/>
    <style:style style:name="P23" style:parent-style-name="Listenabsatz" style:list-style-name="LFO3" style:family="paragraph"/>
    <style:style style:name="P24" style:parent-style-name="Listenabsatz" style:list-style-name="LFO3" style:family="paragraph"/>
    <style:style style:name="P25" style:parent-style-name="Listenabsatz" style:list-style-name="LFO3" style:family="paragraph"/>
  </office:automatic-styles>
  <office:body>
    <office:text text:use-soft-page-breaks="true">
      <text:h text:style-name="P1" text:outline-level="2"><text:bookmark-start text:name="_Toc185001954"/>Power Trainer<text:bookmark-end text:name="_Toc185001954"/></text:h>
      <text:h text:style-name="P8" text:outline-level="2"><text:bookmark-start text:name="_Toc177731473"/><text:bookmark-start text:name="_Toc185001955"/>Botond Csereklye<text:bookmark-end text:name="_Toc185001955"/></text:h>
      <text:h text:style-name="P9" text:outline-level="2"><text:bookmark-start text:name="_Toc185001956"/><text:bookmark-end text:name="_Toc177731473"/>15.10.2024<text:bookmark-end text:name="_Toc185001956"/></text:h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h text:style-name="P12" text:outline-level="2"><text:bookmark-start text:name="_Toc185001957"/>Inhalt<text:bookmark-end text:name="_Toc185001957"/></text:h>
      <text:p text:style-name="P13"><text:span text:style-name="T14"><text:s text:c="4"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/>
          <text:p text:style-name="P16"><text:a xlink:href="#_Toc185001954" office:target-frame-name="_top" xlink:show="replace"><text:span text:style-name="Hyperlink">Power Trainer</text:span><text:tab/>1</text:a></text:p>
          <text:p text:style-name="P17"><text:a xlink:href="#_Toc185001955" office:target-frame-name="_top" xlink:show="replace"><text:span text:style-name="Hyperlink">Botond Csereklye</text:span><text:tab/>1</text:a></text:p>
          <text:p text:style-name="P18"><text:a xlink:href="#_Toc185001956" office:target-frame-name="_top" xlink:show="replace"><text:span text:style-name="Hyperlink">15.10.2024</text:span><text:tab/>1</text:a></text:p>
          <text:p text:style-name="P19"><text:a xlink:href="#_Toc185001957" office:target-frame-name="_top" xlink:show="replace"><text:span text:style-name="T20">Inhalt</text:span>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ym App<text:s/>funktionen: <text:s text:c="26"/></text:p>
      <text:p text:style-name="Standard">GUI erstellen fürs Iphone, Nötige informationen:<text:s/></text:p>
      <text:list text:style-name="LFO3" text:continue-numbering="true">
        <text:list-item>
          <text:p text:style-name="P21">Wie erstellt man eine app fürs iphone</text:p>
        </text:list-item>
        <text:list-item>
          <text:p text:style-name="P22">Wie installiere ich einen virtual machie mit mac os</text:p>
        </text:list-item>
        <text:list-item>
          <text:p text:style-name="P23">Wie Teste ich die app</text:p>
        </text:list-item>
        <text:list-item>
          <text:p text:style-name="P24">Wie funktioniert so etwas</text:p>
        </text:list-item>
        <text:list-item>
          <text:p text:style-name="P25">Welche Kenntnisse muss ich holen und recherchieren</text:p>
        </text:list-item>
      </text:list>
      <text:p text:style-name="Listenabsatz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7"/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line-break/><text:line-break/>Funktionen Des power Trainers:</text:p>
      <text:p text:style-name="Standard">3 verschiedene modi, Push, Pull <text:s/>und Legs</text:p>
      <text:p text:style-name="Standard">Es gibt 5 verschiedene Übungen an es beschreibt noch das man 3 Sets machen muss mit je<text:s/>einem Feld, wo jeder einschreiben kann mit wie viel Gewicht man eine Übung gemacht hat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222in" fo:margin-bottom="0in" fo:line-height="100%"/>
      <style:text-properties style:font-name="Aptos Display" fo:color="#0F4761" fo:font-size="15pt" style:font-size-asian="15pt" style:font-size-complex="15pt" fo:hyphenate="tru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 fo:line-height="100%"/>
      <style:text-properties style:font-name="Aptos Display" fo:color="#BF4E14" fo:font-size="14pt" style:font-size-asian="14pt" style:font-size-complex="14pt" fo:hyphenate="tru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 fo:line-height="100%"/>
      <style:text-properties style:font-name="Aptos Display" fo:color="#3A7C22" fo:font-size="13pt" style:font-size-asian="13pt" style:font-size-complex="13pt" fo:hyphenate="tru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color="#77206D" fo:font-size="12.5pt" style:font-size-asian="12.5pt" style:font-size-complex="12.5pt"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color="#80340D" fo:font-size="12pt" style:font-size-asian="12pt" style:font-size-complex="12pt"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color="#275317" fo:font-size="11.5pt" style:font-size-asian="11.5pt" style:font-size-complex="11.5pt"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Aptos Display" fo:color="#0A2F41"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Aptos Display" fo:color="#80340D" fo:font-size="10.5pt" style:font-size-asian="10.5pt" style:font-size-complex="10.5pt"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Aptos Display" fo:color="#275317" fo:hyphenate="true"/>
    </style: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15pt" style:font-size-asian="15pt" style:font-size-complex="15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BF4E14" fo:font-size="14pt" style:font-size-asian="14pt" style:font-size-complex="14pt"/>
    </style:style>
    <style:style style:name="Überschrift3Zchn" style:display-name="Überschrift 3 Zchn" style:family="text" style:parent-style-name="Absatz-Standardschriftart">
      <style:text-properties style:font-name="Aptos Display" style:font-name-asian="Times New Roman" style:font-name-complex="Times New Roman" fo:color="#3A7C22" fo:font-size="13pt" style:font-size-asian="13pt" style:font-size-complex="13pt"/>
    </style:style>
    <style:style style:name="Überschrift4Zchn" style:display-name="Überschrift 4 Zchn" style:family="text" style:parent-style-name="Absatz-Standardschriftart">
      <style:text-properties style:font-name="Aptos Display" style:font-name-asian="Times New Roman" style:font-name-complex="Times New Roman" fo:font-style="italic" style:font-style-asian="italic" style:font-style-complex="italic" fo:color="#77206D" fo:font-size="12.5pt" style:font-size-asian="12.5pt" style:font-size-complex="12.5pt"/>
    </style:style>
    <style:style style:name="Überschrift5Zchn" style:display-name="Überschrift 5 Zchn" style:family="text" style:parent-style-name="Absatz-Standardschriftart">
      <style:text-properties style:font-name="Aptos Display" style:font-name-asian="Times New Roman" style:font-name-complex="Times New Roman" fo:font-style="italic" style:font-style-asian="italic" style:font-style-complex="italic" fo:color="#80340D" fo:font-size="12pt" style:font-size-asian="12pt" style:font-size-complex="12pt"/>
    </style:style>
    <style:style style:name="Überschrift6Zchn" style:display-name="Überschrift 6 Zchn" style:family="text" style:parent-style-name="Absatz-Standardschriftart">
      <style:text-properties style:font-name="Aptos Display" style:font-name-asian="Times New Roman" style:font-name-complex="Times New Roman" fo:font-style="italic" style:font-style-asian="italic" style:font-style-complex="italic" fo:color="#275317" fo:font-size="11.5pt" style:font-size-asian="11.5pt" style:font-size-complex="11.5pt"/>
    </style:style>
    <style:style style:name="Überschrift7Zchn" style:display-name="Überschrift 7 Zchn" style:family="text" style:parent-style-name="Absatz-Standardschriftart">
      <style:text-properties style:font-name="Aptos Display" style:font-name-asian="Times New Roman" style:font-name-complex="Times New Roman" fo:color="#0A2F41"/>
    </style:style>
    <style:style style:name="Überschrift8Zchn" style:display-name="Überschrift 8 Zchn" style:family="text" style:parent-style-name="Absatz-Standardschriftart">
      <style:text-properties style:font-name="Aptos Display" style:font-name-asian="Times New Roman" style:font-name-complex="Times New Roman" fo:color="#80340D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Aptos Display" style:font-name-asian="Times New Roman" style:font-name-complex="Times New Roman" fo:color="#275317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Aptos Display" fo:color="#0F4761" fo:letter-spacing="-0.0069in" fo:font-size="26pt" style:font-size-asian="26pt" style:font-size-complex="26pt" fo:hyphenate="tru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color="#0F4761" fo:letter-spacing="-0.0069in" fo:font-size="26pt" style:font-size-asian="26pt" style:font-size-complex="26pt"/>
    </style:style>
    <style:style style:name="Untertitel" style:display-name="Untertitel" style:family="paragraph" style:parent-style-name="Standard" style:next-style-name="Standard">
      <style:paragraph-properties fo:line-height="100%"/>
      <style:text-properties style:font-name="Aptos Display" fo:hyphenate="true"/>
    </style:style>
    <style:style style:name="UntertitelZchn" style:display-name="Untertitel Zchn" style:family="text" style:parent-style-name="Absatz-Standardschriftart">
      <style:text-properties style:font-name="Aptos Display" style:font-name-asian="Times New Roman" style:font-name-complex="Times New Roman"/>
    </style:style>
    <style:style style:name="Zitat" style:display-name="Zitat" style:family="paragraph" style:parent-style-name="Standard" style:next-style-name="Standard">
      <style:paragraph-properties fo:text-align="center" fo:margin-top="0.0833in" fo:margin-left="0.5in" fo:margin-right="0.5in">
        <style:tab-stops/>
      </style:paragraph-properties>
      <style:text-properties fo:font-style="italic" style:font-style-asian="italic" style:font-style-complex="italic" fo:hyphenate="tru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IntensiveHervorhebung" style:display-name="Intensive Hervorhebung" style:family="text" style:parent-style-name="Absatz-Standardschriftart">
      <style:text-properties fo:font-weight="normal" style:font-weight-asian="normal" style:font-weight-complex="normal" fo:font-style="italic" style:font-style-asian="italic" style:font-style-complex="italic" fo:color="#156082"/>
    </style:style>
    <style:style style:name="IntensivesZitat" style:display-name="Intensives Zitat" style:family="paragraph" style:parent-style-name="Standard" style:next-style-name="Standard">
      <style:paragraph-properties fo:text-align="center" fo:margin-top="0.0833in" fo:line-height="125%" fo:margin-left="0.4in" fo:margin-right="0.4in">
        <style:tab-stops/>
      </style:paragraph-properties>
      <style:text-properties style:font-name="Aptos Display" fo:color="#156082" fo:font-size="12pt" style:font-size-asian="12pt" style:font-size-complex="12pt" fo:hyphenate="true"/>
    </style:style>
    <style:style style:name="IntensivesZitatZchn" style:display-name="Intensives Zitat Zchn" style:family="text" style:parent-style-name="Absatz-Standardschriftart">
      <style:text-properties style:font-name="Aptos Display" style:font-name-asian="Times New Roman" style:font-name-complex="Times New Roman" fo:color="#156082" fo:font-size="12pt" style:font-size-asian="12pt" style:font-size-complex="12pt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156082" fo:letter-spacing="0.0034in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ervorgehoben" style:display-name="hervorgehoben" style:family="paragraph" style:parent-style-name="Überschrift2" style:default-outline-level="2">
      <style:text-properties fo:font-weight="bold" style:font-weight-asian="bold" fo:color="#FF0000" fo:hyphenate="false"/>
    </style:style>
    <style:style style:name="hervorgehobenZchn" style:display-name="hervorgehoben Zchn" style:family="text" style:parent-style-name="Überschrift2Zchn">
      <style:text-properties style:font-name="Aptos Display" style:font-name-asian="Times New Roman" style:font-name-complex="Times New Roman" fo:font-weight="bold" style:font-weight-asian="bold" fo:color="#FF0000" fo:font-size="16pt" style:font-size-asian="16pt" style:font-size-complex="16pt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text-properties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156082" fo:letter-spacing="0.0041in" fo:hyphenate="tru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AufgabestellungAufz" style:display-name="AufgabestellungAufz" style:family="paragraph" style:parent-style-name="Standard" style:list-style-name="LFO1">
      <style:paragraph-properties fo:margin-bottom="0in" fo:line-height="100%"/>
      <style:text-properties style:font-name="Arial" fo:letter-spacing="0.0041in" style:font-size-complex="10pt" fo:language="de" fo:country="DE" style:language-asian="de" style:country-asian="DE" fo:hyphenate="false"/>
    </style:style>
    <style:style style:name="aufzählung" style:display-name="aufzählung" style:family="paragraph" style:parent-style-name="Standard" style:list-style-name="LFO2">
      <style:paragraph-properties style:punctuation-wrap="simple" style:text-autospace="none" style:vertical-align="baseline" fo:margin-bottom="0in" fo:line-height="100%"/>
      <style:text-properties style:font-name="Arial" fo:letter-spacing="0.0041in" style:font-size-complex="10pt" style:language-asian="de" style:country-asian="DE" fo:hyphenate="false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666in" fo:text-indent="-0.1666in">
        <style:tab-stops/>
      </style:paragraph-properties>
      <style:text-properties fo:hyphenate="false"/>
    </style:style>
    <style:style style:name="BesuchterLink" style:display-name="BesuchterLink" style:family="text" style:parent-style-name="Absatz-Standardschriftar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KeinLeerraum" style:display-name="Kein Leerraum" style:family="paragraph">
      <style:paragraph-properties fo:margin-bottom="0in" fo:line-height="100%"/>
      <style:text-properties fo:hyphenate="true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SchwacherVerweis" style:display-name="Schwacher Verweis" style:family="text" style:parent-style-name="Absatz-Standardschriftar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font-variant="small-cap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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end"/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font-weight="bold" style:font-weight-asian="bold" style:font-weight-complex="bold"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font-weight="bold" style:font-weight-asian="bold" style:font-weight-complex="bold" fo:language="de" fo:country="DE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1" text:anchor-type="paragraph" svg:x="2.80694in" svg:y="-0.3895in" svg:width="0.73494in" svg:height="0.73494in" style:rel-width="scale" style:rel-height="scale"><draw:image xlink:href="media/image1.png" xlink:type="simple" xlink:show="embed" xlink:actuate="onLoad"/><svg:title/><svg:desc>Ein Bild, das Electric Blue (Farbe), Schrift, Diagramm, Reihe enthält.

Automatisch generierte Beschreibung</svg:desc></draw:frame></text:p>
      </style:header>
      <style:footer>
        <text:p text:style-name="P2"><text:span text:style-name="T3">Seite<text:s/></text:span><text:span text:style-name="T4"><text:page-number text:fixed="false">2</text:page-number></text:span><text:span text:style-name="T5"><text:s/>von<text:s/></text:span><text:span text:style-name="T6"><text:page-count>2</text:page-count></text:span></text:p>
        <text:p text:style-name="Fußzeile"><text:tab/><text:span text:style-name="T7">Botond Cserekly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ekonnen@gmail.com</meta:initial-creator>
    <dc:creator>botond csereklye</dc:creator>
    <meta:creation-date>2024-12-13T15:31:00Z</meta:creation-date>
    <dc:date>2024-12-13T16:06:00Z</dc:date>
    <meta:template xlink:href="Normal" xlink:type="simple"/>
    <meta:editing-cycles>7</meta:editing-cycles>
    <meta:editing-duration>PT0S</meta:editing-duration>
    <meta:document-statistic meta:page-count="4" meta:paragraph-count="2" meta:word-count="141" meta:character-count="1034" meta:row-count="7" meta:non-whitespace-character-count="895"/>
  </office:meta>
</office:document-meta>
</file>